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, 'Courier New'" svg:font-family="Mangal, 'Courier New'" style:font-family-generic="roman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text-indent="0.3937in"/>
      <style:text-properties fo:font-size="14pt" style:font-size-asian="14pt" style:font-size-complex="14pt" fo:language="uk" fo:country="UA"/>
    </style:style>
    <style:style style:name="P4" style:parent-style-name="Standard" style:family="paragraph">
      <style:paragraph-properties fo:text-align="center" fo:text-indent="0.3937in"/>
      <style:text-properties fo:font-size="14pt" style:font-size-asian="14pt" style:font-size-complex="14pt" fo:language="uk" fo:country="UA"/>
    </style:style>
    <style:style style:name="P5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6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7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8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9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10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11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12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13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14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15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16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17" style:parent-style-name="Standard" style:family="paragraph">
      <style:paragraph-properties fo:text-align="center" fo:text-indent="0.3937in"/>
      <style:text-properties fo:font-size="14pt" style:font-size-asian="14pt" style:font-size-complex="14pt" fo:language="uk" fo:country="UA"/>
    </style:style>
    <style:style style:name="P18" style:parent-style-name="Standard" style:family="paragraph">
      <style:paragraph-properties fo:text-align="center" fo:text-indent="0.3937in"/>
      <style:text-properties fo:font-size="14pt" style:font-size-asian="14pt" style:font-size-complex="14pt" fo:language="uk" fo:country="UA"/>
    </style:style>
    <style:style style:name="P19" style:parent-style-name="Standard" style:family="paragraph">
      <style:paragraph-properties fo:text-align="center" fo:text-indent="0.3937in"/>
    </style:style>
    <style:style style:name="T20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21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22" style:parent-style-name="Standard" style:family="paragraph">
      <style:paragraph-properties fo:text-align="center" fo:text-indent="0.3937in"/>
      <style:text-properties fo:font-size="14pt" style:font-size-asian="14pt" style:font-size-complex="14pt" fo:language="uk" fo:country="UA"/>
    </style:style>
    <style:style style:name="P23" style:parent-style-name="Standard" style:family="paragraph">
      <style:paragraph-properties fo:text-align="center" fo:text-indent="0.3937in"/>
    </style:style>
    <style:style style:name="T24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T26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T30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31" style:parent-style-name="Безинтервала" style:family="paragraph">
      <style:paragraph-properties fo:text-align="center"/>
      <style:text-properties style:font-name="Arial" style:font-name-complex="Arial" fo:font-size="14pt" style:font-size-asian="14pt" style:font-size-complex="14pt" fo:language="ru" fo:country="RU"/>
    </style:style>
    <style:style style:name="P32" style:parent-style-name="Безинтервала" style:family="paragraph">
      <style:paragraph-properties fo:text-align="center"/>
      <style:text-properties style:font-name="Arial" style:font-name-complex="Arial" fo:font-size="14pt" style:font-size-asian="14pt" style:font-size-complex="14pt" fo:language="ru" fo:country="RU"/>
    </style:style>
    <style:style style:name="P33" style:parent-style-name="Безинтервала" style:family="paragraph">
      <style:paragraph-properties fo:text-align="center"/>
      <style:text-properties style:font-name="Arial" style:font-name-complex="Arial" fo:font-size="14pt" style:font-size-asian="14pt" style:font-size-complex="14pt" fo:language="ru" fo:country="RU"/>
    </style:style>
    <style:style style:name="P34" style:parent-style-name="Безинтервала" style:family="paragraph">
      <style:paragraph-properties fo:text-align="center"/>
      <style:text-properties style:font-name="Arial" style:font-name-complex="Arial" fo:font-size="14pt" style:font-size-asian="14pt" style:font-size-complex="14pt" fo:language="ru" fo:country="RU"/>
    </style:style>
    <style:style style:name="P35" style:parent-style-name="Безинтервала" style:family="paragraph">
      <style:paragraph-properties fo:text-align="center"/>
      <style:text-properties style:font-name="Arial" style:font-name-complex="Arial" fo:font-size="14pt" style:font-size-asian="14pt" style:font-size-complex="14pt" fo:language="ru" fo:country="RU"/>
    </style:style>
    <style:style style:name="P36" style:parent-style-name="Безинтервала" style:family="paragraph">
      <style:paragraph-properties fo:text-align="center"/>
      <style:text-properties style:font-name="Arial" style:font-name-complex="Arial" fo:font-size="14pt" style:font-size-asian="14pt" style:font-size-complex="14pt" fo:language="ru" fo:country="RU"/>
    </style:style>
    <style:style style:name="P37" style:parent-style-name="Безинтервала" style:family="paragraph">
      <style:paragraph-properties fo:text-align="center"/>
      <style:text-properties style:font-name="Arial" style:font-name-complex="Arial" fo:font-size="14pt" style:font-size-asian="14pt" style:font-size-complex="14pt" fo:language="ru" fo:country="RU"/>
    </style:style>
    <style:style style:name="P38" style:parent-style-name="Безинтервала" style:family="paragraph">
      <style:paragraph-properties fo:text-align="center"/>
      <style:text-properties style:font-name="Arial" style:font-name-complex="Arial" fo:font-size="14pt" style:font-size-asian="14pt" style:font-size-complex="14pt" fo:language="ru" fo:country="RU"/>
    </style:style>
    <style:style style:name="P39" style:parent-style-name="Безинтервала" style:family="paragraph">
      <style:paragraph-properties fo:text-align="center"/>
      <style:text-properties style:font-name="Arial" style:font-name-complex="Arial" fo:font-size="14pt" style:font-size-asian="14pt" style:font-size-complex="14pt" fo:language="ru" fo:country="RU"/>
    </style:style>
    <style:style style:name="P40" style:parent-style-name="Standard" style:family="paragraph">
      <style:paragraph-properties fo:text-align="justify" fo:text-indent="0.3937in"/>
      <style:text-properties fo:font-size="14pt" style:font-size-asian="14pt" style:font-size-complex="14pt" fo:language="uk" fo:country="UA"/>
    </style:style>
    <style:style style:name="P41" style:parent-style-name="Standard" style:family="paragraph">
      <style:paragraph-properties fo:text-align="justify" fo:text-indent="0.3937in"/>
    </style:style>
    <style:style style:name="T42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43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44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45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46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47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0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1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52" style:parent-style-name="Standard" style:family="paragraph">
      <style:paragraph-properties fo:text-align="justify" fo:text-indent="0.3937in"/>
    </style:style>
    <style:style style:name="T53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4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5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6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7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8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9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60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61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P62" style:parent-style-name="Standard" style:family="paragraph">
      <style:paragraph-properties fo:text-align="center"/>
      <style:text-properties fo:font-weight="bold" style:font-weight-asian="bold" fo:color="#000000" fo:font-size="14pt" style:font-size-asian="14pt" style:font-size-complex="14pt" fo:language="uk" fo:country="UA"/>
    </style:style>
    <style:style style:name="P63" style:parent-style-name="Standard" style:family="paragraph">
      <style:paragraph-properties fo:text-align="center"/>
      <style:text-properties fo:font-weight="bold" style:font-weight-asian="bold" fo:color="#000000" fo:font-size="14pt" style:font-size-asian="14pt" style:font-size-complex="14pt" fo:language="uk" fo:country="UA"/>
    </style:style>
    <style:style style:name="P64" style:parent-style-name="Standard" style:family="paragraph">
      <style:paragraph-properties fo:text-align="center"/>
      <style:text-properties fo:font-weight="bold" style:font-weight-asian="bold" fo:color="#000000" fo:font-size="14pt" style:font-size-asian="14pt" style:font-size-complex="14pt" fo:language="uk" fo:country="UA"/>
    </style:style>
    <style:style style:name="P65" style:parent-style-name="Standard" style:family="paragraph">
      <style:paragraph-properties fo:text-align="center"/>
      <style:text-properties fo:font-weight="bold" style:font-weight-asian="bold" fo:color="#000000" fo:font-size="14pt" style:font-size-asian="14pt" style:font-size-complex="14pt" fo:language="uk" fo:country="UA"/>
    </style:style>
    <style:style style:name="P66" style:parent-style-name="Standard" style:family="paragraph">
      <style:paragraph-properties fo:text-align="center"/>
      <style:text-properties fo:font-weight="bold" style:font-weight-asian="bold" fo:color="#000000" fo:font-size="14pt" style:font-size-asian="14pt" style:font-size-complex="14pt" fo:language="uk" fo:country="UA"/>
    </style:style>
    <style:style style:name="P67" style:parent-style-name="Standard" style:family="paragraph">
      <style:paragraph-properties fo:text-align="center"/>
      <style:text-properties fo:font-weight="bold" style:font-weight-asian="bold" fo:color="#000000" fo:font-size="14pt" style:font-size-asian="14pt" style:font-size-complex="14pt" fo:language="uk" fo:country="UA"/>
    </style:style>
    <style:style style:name="P68" style:parent-style-name="Standard" style:family="paragraph">
      <style:paragraph-properties fo:text-align="center"/>
      <style:text-properties fo:font-weight="bold" style:font-weight-asian="bold" fo:color="#000000" fo:font-size="14pt" style:font-size-asian="14pt" style:font-size-complex="14pt" fo:language="uk" fo:country="UA"/>
    </style:style>
    <style:style style:name="P69" style:parent-style-name="Standard" style:family="paragraph">
      <style:paragraph-properties fo:text-align="center"/>
      <style:text-properties fo:font-weight="bold" style:font-weight-asian="bold" fo:color="#000000" fo:font-size="14pt" style:font-size-asian="14pt" style:font-size-complex="14pt" fo:language="uk" fo:country="UA"/>
    </style:style>
    <style:style style:name="P70" style:parent-style-name="Standard" style:family="paragraph">
      <style:paragraph-properties fo:text-align="center"/>
      <style:text-properties fo:color="#000000" fo:font-size="14pt" style:font-size-asian="14pt" style:font-size-complex="14pt" fo:language="uk" fo:country="UA"/>
    </style:style>
    <style:style style:name="P71" style:parent-style-name="Standard" style:family="paragraph">
      <style:paragraph-properties fo:text-align="center"/>
      <style:text-properties fo:color="#000000" fo:font-size="14pt" style:font-size-asian="14pt" style:font-size-complex="14pt" fo:language="uk" fo:country="UA"/>
    </style:style>
    <style:style style:name="P72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73" style:parent-style-name="Standard" style:family="paragraph">
      <style:paragraph-properties fo:text-align="center"/>
    </style:style>
    <style:style style:name="P74" style:parent-style-name="Заголовок2" style:family="paragraph">
      <style:text-properties fo:font-weight="normal" style:font-weight-asian="normal" fo:font-style="normal" style:font-style-asian="normal" fo:language="uk" fo:country="UA"/>
    </style:style>
    <style:style style:name="P75" style:parent-style-name="Безинтервала" style:family="paragraph">
      <style:text-properties fo:font-size="10pt" style:font-size-asian="10pt"/>
    </style:style>
    <style:style style:name="P76" style:parent-style-name="Безинтервала" style:family="paragraph">
      <style:text-properties fo:font-size="10pt" style:font-size-asian="10pt"/>
    </style:style>
    <style:style style:name="P77" style:parent-style-name="Безинтервала" style:family="paragraph">
      <style:text-properties fo:font-size="10pt" style:font-size-asian="10pt"/>
    </style:style>
    <style:style style:name="P78" style:parent-style-name="Безинтервала" style:family="paragraph">
      <style:text-properties fo:font-size="10pt" style:font-size-asian="10pt"/>
    </style:style>
    <style:style style:name="P79" style:parent-style-name="Безинтервала" style:family="paragraph">
      <style:text-properties fo:font-size="10pt" style:font-size-asian="10pt"/>
    </style:style>
    <style:style style:name="P80" style:parent-style-name="Безинтервала" style:family="paragraph">
      <style:text-properties fo:font-size="10pt" style:font-size-asian="10pt"/>
    </style:style>
    <style:style style:name="P81" style:parent-style-name="Безинтервала" style:family="paragraph">
      <style:text-properties fo:font-size="10pt" style:font-size-asian="10pt"/>
    </style:style>
    <style:style style:name="P82" style:parent-style-name="Безинтервала" style:family="paragraph">
      <style:text-properties fo:font-size="10pt" style:font-size-asian="10pt"/>
    </style:style>
    <style:style style:name="P83" style:parent-style-name="Безинтервала" style:family="paragraph">
      <style:text-properties fo:font-size="10pt" style:font-size-asian="10pt"/>
    </style:style>
    <style:style style:name="P84" style:parent-style-name="Безинтервала" style:family="paragraph">
      <style:text-properties fo:font-size="10pt" style:font-size-asian="10pt"/>
    </style:style>
    <style:style style:name="P85" style:parent-style-name="Безинтервала" style:family="paragraph">
      <style:text-properties fo:font-size="10pt" style:font-size-asian="10pt"/>
    </style:style>
    <style:style style:name="P86" style:parent-style-name="Безинтервала" style:family="paragraph">
      <style:text-properties fo:font-size="10pt" style:font-size-asian="10pt"/>
    </style:style>
    <style:style style:name="P87" style:parent-style-name="Безинтервала" style:family="paragraph">
      <style:text-properties fo:font-size="10pt" style:font-size-asian="10pt"/>
    </style:style>
    <style:style style:name="P88" style:parent-style-name="Безинтервала" style:family="paragraph">
      <style:text-properties fo:font-size="10pt" style:font-size-asian="10pt"/>
    </style:style>
    <style:style style:name="P89" style:parent-style-name="Безинтервала" style:family="paragraph">
      <style:text-properties fo:font-size="10pt" style:font-size-asian="10pt"/>
    </style:style>
    <style:style style:name="P90" style:parent-style-name="Безинтервала" style:family="paragraph">
      <style:text-properties fo:font-size="10pt" style:font-size-asian="10pt"/>
    </style:style>
    <style:style style:name="P91" style:parent-style-name="Безинтервала" style:family="paragraph">
      <style:text-properties fo:font-size="10pt" style:font-size-asian="10pt"/>
    </style:style>
    <style:style style:name="P92" style:parent-style-name="Безинтервала" style:family="paragraph">
      <style:text-properties fo:font-size="10pt" style:font-size-asian="10pt"/>
    </style:style>
    <style:style style:name="P93" style:parent-style-name="Безинтервала" style:family="paragraph">
      <style:text-properties fo:font-size="10pt" style:font-size-asian="10pt"/>
    </style:style>
    <style:style style:name="P94" style:parent-style-name="Безинтервала" style:family="paragraph">
      <style:text-properties fo:font-size="10pt" style:font-size-asian="10pt"/>
    </style:style>
    <style:style style:name="P95" style:parent-style-name="Безинтервала" style:family="paragraph">
      <style:text-properties fo:font-size="10pt" style:font-size-asian="10pt"/>
    </style:style>
    <style:style style:name="P96" style:parent-style-name="Безинтервала" style:family="paragraph">
      <style:text-properties fo:font-size="10pt" style:font-size-asian="10pt"/>
    </style:style>
    <style:style style:name="P97" style:parent-style-name="Безинтервала" style:family="paragraph">
      <style:text-properties fo:font-size="10pt" style:font-size-asian="10pt"/>
    </style:style>
    <style:style style:name="P98" style:parent-style-name="Безинтервала" style:family="paragraph">
      <style:text-properties fo:font-size="10pt" style:font-size-asian="10pt"/>
    </style:style>
    <style:style style:name="P99" style:parent-style-name="Безинтервала" style:family="paragraph">
      <style:text-properties fo:font-size="10pt" style:font-size-asian="10pt"/>
    </style:style>
    <style:style style:name="P100" style:parent-style-name="Безинтервала" style:family="paragraph">
      <style:text-properties fo:font-size="10pt" style:font-size-asian="10pt"/>
    </style:style>
    <style:style style:name="P101" style:parent-style-name="Безинтервала" style:family="paragraph">
      <style:text-properties fo:font-size="10pt" style:font-size-asian="10pt"/>
    </style:style>
    <style:style style:name="P102" style:parent-style-name="Безинтервала" style:family="paragraph">
      <style:text-properties fo:font-size="10pt" style:font-size-asian="10pt"/>
    </style:style>
    <style:style style:name="P103" style:parent-style-name="Безинтервала" style:family="paragraph">
      <style:text-properties fo:font-size="10pt" style:font-size-asian="10pt"/>
    </style:style>
    <style:style style:name="P104" style:parent-style-name="Безинтервала" style:family="paragraph">
      <style:text-properties fo:font-size="10pt" style:font-size-asian="10pt"/>
    </style:style>
    <style:style style:name="P105" style:parent-style-name="Безинтервала" style:family="paragraph">
      <style:text-properties fo:font-size="10pt" style:font-size-asian="10pt"/>
    </style:style>
    <style:style style:name="P106" style:parent-style-name="Безинтервала" style:family="paragraph">
      <style:text-properties fo:font-size="10pt" style:font-size-asian="10pt"/>
    </style:style>
    <style:style style:name="P107" style:parent-style-name="Безинтервала" style:family="paragraph">
      <style:text-properties fo:font-size="10pt" style:font-size-asian="10pt"/>
    </style:style>
    <style:style style:name="P108" style:parent-style-name="Безинтервала" style:family="paragraph">
      <style:text-properties fo:font-size="10pt" style:font-size-asian="10pt"/>
    </style:style>
    <style:style style:name="P109" style:parent-style-name="Безинтервала" style:family="paragraph">
      <style:text-properties fo:font-size="10pt" style:font-size-asian="10pt"/>
    </style:style>
    <style:style style:name="P110" style:parent-style-name="Безинтервала" style:family="paragraph">
      <style:text-properties fo:font-size="10pt" style:font-size-asian="10pt"/>
    </style:style>
    <style:style style:name="P111" style:parent-style-name="Безинтервала" style:family="paragraph">
      <style:text-properties fo:font-size="10pt" style:font-size-asian="10pt"/>
    </style:style>
    <style:style style:name="P112" style:parent-style-name="Безинтервала" style:family="paragraph">
      <style:text-properties fo:font-size="10pt" style:font-size-asian="10pt"/>
    </style:style>
    <style:style style:name="P113" style:parent-style-name="Безинтервала" style:family="paragraph">
      <style:text-properties fo:font-size="10pt" style:font-size-asian="10pt"/>
    </style:style>
    <style:style style:name="P114" style:parent-style-name="Безинтервала" style:family="paragraph">
      <style:text-properties fo:font-size="10pt" style:font-size-asian="10pt"/>
    </style:style>
    <style:style style:name="P115" style:parent-style-name="Безинтервала" style:family="paragraph">
      <style:text-properties fo:font-size="10pt" style:font-size-asian="10pt"/>
    </style:style>
    <style:style style:name="P116" style:parent-style-name="Безинтервала" style:family="paragraph">
      <style:text-properties fo:font-size="10pt" style:font-size-asian="10pt"/>
    </style:style>
    <style:style style:name="P117" style:parent-style-name="Безинтервала" style:family="paragraph">
      <style:text-properties fo:font-size="10pt" style:font-size-asian="10pt"/>
    </style:style>
    <style:style style:name="P118" style:parent-style-name="Безинтервала" style:family="paragraph">
      <style:text-properties fo:font-size="10pt" style:font-size-asian="10pt"/>
    </style:style>
    <style:style style:name="P119" style:parent-style-name="Безинтервала" style:family="paragraph">
      <style:text-properties fo:font-size="10pt" style:font-size-asian="10pt"/>
    </style:style>
    <style:style style:name="P120" style:parent-style-name="Безинтервала" style:family="paragraph">
      <style:text-properties fo:font-size="10pt" style:font-size-asian="10pt"/>
    </style:style>
    <style:style style:name="P121" style:parent-style-name="Безинтервала" style:family="paragraph">
      <style:text-properties fo:font-size="10pt" style:font-size-asian="10pt"/>
    </style:style>
    <style:style style:name="P122" style:parent-style-name="Безинтервала" style:family="paragraph">
      <style:text-properties fo:font-size="10pt" style:font-size-asian="10pt"/>
    </style:style>
    <style:style style:name="P123" style:parent-style-name="Безинтервала" style:family="paragraph">
      <style:text-properties fo:font-size="10pt" style:font-size-asian="10pt"/>
    </style:style>
    <style:style style:name="P124" style:parent-style-name="Безинтервала" style:family="paragraph">
      <style:text-properties fo:font-size="10pt" style:font-size-asian="10pt"/>
    </style:style>
    <style:style style:name="P125" style:parent-style-name="Безинтервала" style:family="paragraph">
      <style:text-properties fo:font-size="10pt" style:font-size-asian="10pt"/>
    </style:style>
    <style:style style:name="P126" style:parent-style-name="Безинтервала" style:family="paragraph">
      <style:text-properties fo:font-size="10pt" style:font-size-asian="10pt"/>
    </style:style>
    <style:style style:name="P127" style:parent-style-name="Безинтервала" style:family="paragraph">
      <style:text-properties fo:font-size="10pt" style:font-size-asian="10pt"/>
    </style:style>
    <style:style style:name="P128" style:parent-style-name="Безинтервала" style:family="paragraph">
      <style:text-properties fo:font-size="10pt" style:font-size-asian="10pt"/>
    </style:style>
    <style:style style:name="P129" style:parent-style-name="Безинтервала" style:family="paragraph">
      <style:text-properties fo:font-size="10pt" style:font-size-asian="10pt"/>
    </style:style>
    <style:style style:name="P130" style:parent-style-name="Безинтервала" style:family="paragraph">
      <style:text-properties fo:font-size="10pt" style:font-size-asian="10pt"/>
    </style:style>
    <style:style style:name="P131" style:parent-style-name="Безинтервала" style:family="paragraph">
      <style:text-properties fo:font-size="10pt" style:font-size-asian="10pt"/>
    </style:style>
    <style:style style:name="P132" style:parent-style-name="Безинтервала" style:family="paragraph">
      <style:text-properties fo:font-size="10pt" style:font-size-asian="10pt"/>
    </style:style>
    <style:style style:name="P133" style:parent-style-name="Безинтервала" style:family="paragraph">
      <style:text-properties fo:font-size="10pt" style:font-size-asian="10pt"/>
    </style:style>
    <style:style style:name="P134" style:parent-style-name="Безинтервала" style:family="paragraph">
      <style:text-properties fo:font-size="10pt" style:font-size-asian="10pt"/>
    </style:style>
    <style:style style:name="P135" style:parent-style-name="Безинтервала" style:family="paragraph">
      <style:text-properties fo:font-size="10pt" style:font-size-asian="10pt"/>
    </style:style>
    <style:style style:name="P136" style:parent-style-name="Безинтервала" style:family="paragraph">
      <style:text-properties fo:font-size="10pt" style:font-size-asian="10pt"/>
    </style:style>
    <style:style style:name="P137" style:parent-style-name="Безинтервала" style:family="paragraph">
      <style:text-properties fo:font-size="10pt" style:font-size-asian="10pt"/>
    </style:style>
    <style:style style:name="P138" style:parent-style-name="Безинтервала" style:family="paragraph">
      <style:text-properties fo:font-size="10pt" style:font-size-asian="10pt"/>
    </style:style>
    <style:style style:name="P139" style:parent-style-name="Безинтервала" style:family="paragraph">
      <style:text-properties fo:font-size="10pt" style:font-size-asian="10pt"/>
    </style:style>
    <style:style style:name="P140" style:parent-style-name="Безинтервала" style:family="paragraph">
      <style:text-properties fo:font-size="10pt" style:font-size-asian="10pt"/>
    </style:style>
    <style:style style:name="P141" style:parent-style-name="Безинтервала" style:family="paragraph">
      <style:text-properties fo:font-size="10pt" style:font-size-asian="10pt"/>
    </style:style>
    <style:style style:name="P142" style:parent-style-name="Безинтервала" style:family="paragraph">
      <style:text-properties fo:font-size="10pt" style:font-size-asian="10pt"/>
    </style:style>
    <style:style style:name="P143" style:parent-style-name="Безинтервала" style:family="paragraph">
      <style:text-properties fo:font-size="10pt" style:font-size-asian="10pt"/>
    </style:style>
    <style:style style:name="P144" style:parent-style-name="Безинтервала" style:family="paragraph">
      <style:text-properties fo:font-size="10pt" style:font-size-asian="10pt"/>
    </style:style>
    <style:style style:name="P145" style:parent-style-name="Безинтервала" style:family="paragraph">
      <style:text-properties fo:font-size="10pt" style:font-size-asian="10pt"/>
    </style:style>
    <style:style style:name="P146" style:parent-style-name="Безинтервала" style:family="paragraph">
      <style:text-properties fo:font-size="10pt" style:font-size-asian="10pt"/>
    </style:style>
    <style:style style:name="P147" style:parent-style-name="Безинтервала" style:family="paragraph">
      <style:text-properties fo:font-size="10pt" style:font-size-asian="10pt"/>
    </style:style>
    <style:style style:name="P148" style:parent-style-name="Безинтервала" style:family="paragraph">
      <style:text-properties fo:font-size="10pt" style:font-size-asian="10pt"/>
    </style:style>
    <style:style style:name="P149" style:parent-style-name="Безинтервала" style:family="paragraph">
      <style:text-properties fo:font-size="10pt" style:font-size-asian="10pt"/>
    </style:style>
    <style:style style:name="P150" style:parent-style-name="Безинтервала" style:family="paragraph">
      <style:text-properties fo:font-size="10pt" style:font-size-asian="10pt"/>
    </style:style>
    <style:style style:name="P151" style:parent-style-name="Безинтервала" style:family="paragraph">
      <style:text-properties fo:font-size="10pt" style:font-size-asian="10pt"/>
    </style:style>
    <style:style style:name="P152" style:parent-style-name="Безинтервала" style:family="paragraph">
      <style:text-properties fo:font-size="10pt" style:font-size-asian="10pt"/>
    </style:style>
    <style:style style:name="P153" style:parent-style-name="Безинтервала" style:family="paragraph">
      <style:text-properties fo:font-size="10pt" style:font-size-asian="10pt"/>
    </style:style>
    <style:style style:name="P154" style:parent-style-name="Безинтервала" style:family="paragraph">
      <style:text-properties fo:font-size="10pt" style:font-size-asian="10pt"/>
    </style:style>
    <style:style style:name="P155" style:parent-style-name="Безинтервала" style:family="paragraph">
      <style:text-properties fo:font-size="10pt" style:font-size-asian="10pt"/>
    </style:style>
    <style:style style:name="P156" style:parent-style-name="Безинтервала" style:family="paragraph">
      <style:text-properties fo:font-size="10pt" style:font-size-asian="10pt"/>
    </style:style>
    <style:style style:name="P157" style:parent-style-name="Безинтервала" style:family="paragraph">
      <style:text-properties fo:font-size="10pt" style:font-size-asian="10pt"/>
    </style:style>
    <style:style style:name="P158" style:parent-style-name="Безинтервала" style:family="paragraph">
      <style:text-properties fo:font-size="10pt" style:font-size-asian="10pt"/>
    </style:style>
    <style:style style:name="P159" style:parent-style-name="Безинтервала" style:family="paragraph">
      <style:text-properties fo:font-size="10pt" style:font-size-asian="10pt"/>
    </style:style>
    <style:style style:name="P160" style:parent-style-name="Безинтервала" style:family="paragraph">
      <style:text-properties fo:font-size="10pt" style:font-size-asian="10pt"/>
    </style:style>
    <style:style style:name="P161" style:parent-style-name="Безинтервала" style:family="paragraph">
      <style:text-properties fo:font-size="10pt" style:font-size-asian="10pt"/>
    </style:style>
    <style:style style:name="P162" style:parent-style-name="Безинтервала" style:family="paragraph">
      <style:text-properties fo:font-size="10pt" style:font-size-asian="10pt"/>
    </style:style>
    <style:style style:name="P163" style:parent-style-name="Безинтервала" style:family="paragraph">
      <style:text-properties fo:font-size="10pt" style:font-size-asian="10pt"/>
    </style:style>
    <style:style style:name="P164" style:parent-style-name="Безинтервала" style:family="paragraph">
      <style:text-properties fo:font-size="10pt" style:font-size-asian="10pt"/>
    </style:style>
    <style:style style:name="P165" style:parent-style-name="Безинтервала" style:family="paragraph">
      <style:text-properties fo:font-size="10pt" style:font-size-asian="10pt"/>
    </style:style>
    <style:style style:name="P166" style:parent-style-name="Безинтервала" style:family="paragraph">
      <style:text-properties fo:font-size="10pt" style:font-size-asian="10pt"/>
    </style:style>
    <style:style style:name="P167" style:parent-style-name="Безинтервала" style:family="paragraph">
      <style:text-properties fo:font-size="10pt" style:font-size-asian="10pt"/>
    </style:style>
    <style:style style:name="P168" style:parent-style-name="Безинтервала" style:family="paragraph">
      <style:text-properties fo:font-size="10pt" style:font-size-asian="10pt"/>
    </style:style>
    <style:style style:name="T169" style:parent-style-name="Основнойшрифтабзаца" style:family="text">
      <style:text-properties fo:font-size="10pt" style:font-size-asian="10pt"/>
    </style:style>
    <style:style style:name="T170" style:parent-style-name="Основнойшрифтабзаца" style:family="text">
      <style:text-properties fo:font-size="10pt" style:font-size-asian="10pt" fo:language="ru" fo:country="RU"/>
    </style:style>
    <style:style style:name="T17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7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7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7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75" style:parent-style-name="Безинтервала" style:family="paragraph">
      <style:text-properties fo:language="uk" fo:country="UA"/>
    </style:style>
    <style:style style:name="P176" style:parent-style-name="Standard" style:family="paragraph">
      <style:paragraph-properties fo:text-align="justify" fo:line-height="150%" fo:text-indent="0.25in"/>
      <style:text-properties fo:font-size="14pt" style:font-size-asian="14pt" style:font-size-complex="14pt"/>
    </style:style>
  </office:automatic-styles>
  <office:body>
    <office:text text:use-soft-page-breaks="true">
      <text:p text:style-name="P1">МІНІСТЕРСТВО ОСВІТИ І НАУКИ УКРАЇНИ</text:p>
      <text:p text:style-name="P4">Запорізький національний технічний університе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Звiт</text:p>
      <text:p text:style-name="P19"><text:span text:style-name="T20">з лабораторної роботи №</text:span><text:span text:style-name="T21">4</text:span></text:p>
      <text:p text:style-name="P22">з дисципліни</text:p>
      <text:p text:style-name="P23"><text:span text:style-name="T24">“<text:s/></text:span><text:span text:style-name="T25">Вериф</text:span><text:span text:style-name="T26">і</text:span><text:span text:style-name="T27">кац</text:span><text:span text:style-name="T28">і</text:span><text:span text:style-name="T29">я цифрових систем</text:span><text:span text:style-name="T30">”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Виконав</text:p>
      <text:p text:style-name="P41"><text:span text:style-name="T42">Студентка групи КНТ 726СП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text:s text:c="5"/>Чхайло<text:s/></text:span><text:span text:style-name="T48">А.А.</text:span><text:span text:style-name="T49"><text:s/></text:span><text:span text:style-name="T50"><text:line-break/></text:span><text:span text:style-name="T51"><text:s text:c="8"/></text:span></text:p>
      <text:p text:style-name="P52"><text:span text:style-name="T53"><text:s/>Перевірив<text:s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text:s text:c="6"/>Каплієнко Т.І.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>2018</text:p>
      <text:p text:style-name="P72"/>
      <text:p text:style-name="Standard"/>
      <text:p text:style-name="Standard"/>
      <text:p text:style-name="Standard"/>
      <text:soft-page-break/>
      <text:p text:style-name="Standard">Виконання</text:p>
      <text:p text:style-name="P73"/>
      <text:h text:style-name="P74" text:outline-level="2">Код для роботи:</text:h>
      <text:p text:style-name="P75">#include &lt;util/delay.h&gt;</text:p>
      <text:p text:style-name="P76">#include "UserDesign.h"</text:p>
      <text:p text:style-name="P77"/>
      <text:p text:style-name="P78">AutomatStates_t State;</text:p>
      <text:p text:style-name="P79"/>
      <text:p text:style-name="P80"/>
      <text:p text:style-name="P81">void StateMachineInit(void)</text:p>
      <text:p text:style-name="P82">{</text:p>
      <text:p text:style-name="P83"><text:s text:c="4"/>State = Init;</text:p>
      <text:p text:style-name="P84">}</text:p>
      <text:p text:style-name="P85"/>
      <text:p text:style-name="P86">void StateMachineUpdate(void)</text:p>
      <text:p text:style-name="P87">{</text:p>
      <text:p text:style-name="P88"><text:s text:c="4"/>switch (State)</text:p>
      <text:p text:style-name="P89"><text:s text:c="5"/>{</text:p>
      <text:p text:style-name="P90"><text:s text:c="9"/>case Init:</text:p>
      <text:p text:style-name="P91"><text:s text:c="9"/>{</text:p>
      <text:p text:style-name="P92"><text:s text:c="13"/>Actuators.XAxisDriveToXPlus <text:s text:c="4"/>= 0;</text:p>
      <text:p text:style-name="P93"><text:s text:c="13"/>Actuators.XAxisDriveToXMinus <text:s text:c="3"/>= 0;</text:p>
      <text:p text:style-name="P94"><text:s text:c="13"/>Actuators.YAxisDriveToYPlus <text:s text:c="4"/>= 0;</text:p>
      <text:p text:style-name="P95"><text:s text:c="13"/>Actuators.YAxisDriveToYMinus <text:s text:c="3"/>= 0;</text:p>
      <text:p text:style-name="P96"><text:s text:c="13"/>Actuators.ZAxisDriveToZPlus <text:s text:c="4"/>= 0;</text:p>
      <text:p text:style-name="P97"><text:s text:c="13"/>Actuators.ZAxisDriveToZMinus <text:s text:c="3"/>= 0;</text:p>
      <text:p text:style-name="P98"><text:s text:c="13"/>Actuators.Magnet <text:s text:c="15"/>= 0;</text:p>
      <text:p text:style-name="P99"><text:s text:c="13"/></text:p>
      <text:p text:style-name="P100"><text:s text:c="13"/>if (!Sensors.XAxisAtPositionXMinus)</text:p>
      <text:p text:style-name="P101"><text:s text:c="16"/>State = DriveXMinus;</text:p>
      <text:p text:style-name="P102"><text:s text:c="13"/>else if(Sensors.XAxisAtPositionXMinus)</text:p>
      <text:p text:style-name="P103"><text:s text:c="16"/>State = DriveXPlus;</text:p>
      <text:p text:style-name="P104"><text:s text:c="13"/></text:p>
      <text:p text:style-name="P105"><text:s text:c="13"/>break;</text:p>
      <text:p text:style-name="P106"><text:s text:c="9"/>}</text:p>
      <text:p text:style-name="P107"><text:s text:c="9"/></text:p>
      <text:p text:style-name="P108"><text:s text:c="9"/>case DriveXMinus:</text:p>
      <text:p text:style-name="P109"><text:s text:c="9"/>{</text:p>
      <text:p text:style-name="P110"><text:s text:c="13"/>Actuators.XAxisDriveToXPlus <text:s text:c="4"/>= 0;</text:p>
      <text:p text:style-name="P111"><text:s text:c="13"/>Actuators.XAxisDriveToXMinus <text:s text:c="3"/>= Sensors.UserSwitch;</text:p>
      <text:p text:style-name="P112"><text:s text:c="13"/>Actuators.YAxisDriveToYPlus <text:s text:c="4"/>= 0;</text:p>
      <text:p text:style-name="P113"><text:s text:c="13"/>Actuators.YAxisDriveToYMinus <text:s text:c="3"/>= 0;</text:p>
      <text:p text:style-name="P114"><text:s text:c="13"/>Actuators.ZAxisDriveToZPlus <text:s text:c="4"/>= 0;</text:p>
      <text:p text:style-name="P115"><text:s text:c="13"/>Actuators.ZAxisDriveToZMinus <text:s text:c="3"/>= 0;</text:p>
      <text:p text:style-name="P116"><text:s text:c="13"/>Actuators.Magnet <text:s text:c="15"/>= 0;</text:p>
      <text:p text:style-name="P117"><text:s text:c="13"/></text:p>
      <text:p text:style-name="P118"><text:s text:c="13"/>if (Sensors.XAxisAtPositionXMinus)</text:p>
      <text:p text:style-name="P119"><text:s text:c="16"/>State = DriveXPlus;</text:p>
      <text:p text:style-name="P120"><text:s text:c="13"/>else if(!Sensors.XAxisAtPositionXMinus)</text:p>
      <text:p text:style-name="P121"><text:s text:c="17"/>State = DriveXMinus;</text:p>
      <text:p text:style-name="P122"><text:s text:c="13"/></text:p>
      <text:p text:style-name="P123"><text:s text:c="13"/>break;</text:p>
      <text:p text:style-name="P124"><text:s text:c="9"/>}</text:p>
      <text:p text:style-name="P125"><text:s text:c="9"/></text:p>
      <text:p text:style-name="P126"><text:s text:c="9"/>case DriveXPlus:</text:p>
      <text:p text:style-name="P127"><text:s text:c="9"/>{</text:p>
      <text:p text:style-name="P128"><text:s text:c="13"/>Actuators.XAxisDriveToXPlus <text:s text:c="4"/>= Sensors.UserSwitch;</text:p>
      <text:soft-page-break/>
      <text:p text:style-name="P129"><text:s text:c="13"/>Actuators.XAxisDriveToXMinus <text:s text:c="3"/>= 0;</text:p>
      <text:p text:style-name="P130"><text:s text:c="13"/>Actuators.YAxisDriveToYPlus <text:s text:c="4"/>= 0;</text:p>
      <text:p text:style-name="P131"><text:s text:c="13"/>Actuators.YAxisDriveToYMinus <text:s text:c="3"/>= 0;</text:p>
      <text:p text:style-name="P132"><text:s text:c="13"/>Actuators.ZAxisDriveToZPlus <text:s text:c="4"/>= 0;</text:p>
      <text:p text:style-name="P133"><text:s text:c="13"/>Actuators.ZAxisDriveToZMinus <text:s text:c="3"/>= 0;</text:p>
      <text:p text:style-name="P134"><text:s text:c="13"/>Actuators.Magnet <text:s text:c="15"/>= 0;</text:p>
      <text:p text:style-name="P135"><text:s text:c="13"/></text:p>
      <text:p text:style-name="P136"><text:s text:c="13"/>if (!Sensors.XAxisAtPositionXPlus)</text:p>
      <text:p text:style-name="P137"><text:s text:c="16"/>State = DriveXMinus;</text:p>
      <text:p text:style-name="P138"><text:s text:c="13"/>else if(!Sensors.XAxisAtPositionXPlus)</text:p>
      <text:p text:style-name="P139"><text:s text:c="16"/>State = DriveXPlus;</text:p>
      <text:p text:style-name="P140"><text:s text:c="13"/></text:p>
      <text:p text:style-name="P141"><text:s text:c="13"/>break;</text:p>
      <text:p text:style-name="P142"><text:s text:c="9"/>}</text:p>
      <text:p text:style-name="P143"><text:s text:c="5"/>}</text:p>
      <text:p text:style-name="P144"/>
      <text:p text:style-name="P145"/>
      <text:p text:style-name="P146">#ifndef _USERDESIGN_H</text:p>
      <text:p text:style-name="P147"><text:s text:c="4"/>#define _USERDESIGN_H</text:p>
      <text:p text:style-name="P148"/>
      <text:p text:style-name="P149"><text:s text:c="4"/>#include "../Main.h"</text:p>
      <text:p text:style-name="P150"><text:s text:c="4"/>extern void StateMachineInit(void); <text:s text:c="52"/>// This function initializes the state machine</text:p>
      <text:p text:style-name="P151"><text:s text:c="4"/>extern void StateMachineUpdate(void); <text:s text:c="50"/>// This function updated the state machine</text:p>
      <text:p text:style-name="P152"/>
      <text:p text:style-name="P153">// ######################################################################################</text:p>
      <text:p text:style-name="P154">// # <text:s/>Add a new state for state machine here <text:s text:c="43"/>#</text:p>
      <text:p text:style-name="P155">// ######################################################################################</text:p>
      <text:p text:style-name="P156"><text:s text:c="5"/></text:p>
      <text:p text:style-name="P157"><text:s text:c="5"/>type enum {</text:p>
      <text:p text:style-name="P158"><text:tab/><text:s text:c="5"/>Init,</text:p>
      <text:p text:style-name="P159"><text:tab/><text:s text:c="5"/>Drive_Right,</text:p>
      <text:p text:style-name="P160"><text:tab/><text:s text:c="5"/>Cran_Down_1,</text:p>
      <text:p text:style-name="P161"><text:tab/><text:s text:c="5"/>Cran_Down_2,</text:p>
      <text:p text:style-name="P162"><text:tab/><text:s text:c="5"/>Cran_Up_1,</text:p>
      <text:p text:style-name="P163"><text:tab/><text:s text:c="5"/>Cran_Up_2,</text:p>
      <text:p text:style-name="P164"><text:tab/><text:s text:c="5"/>Go_Back</text:p>
      <text:p text:style-name="P165"><text:s text:c="5"/>}</text:p>
      <text:p text:style-name="P166"/>
      <text:p text:style-name="P167"><text:s text:c="5"/>AutomatStates_t;</text:p>
      <text:p text:style-name="P168"/>
      <text:p text:style-name="Безинтервала"><text:span text:style-name="T169">endif</text:span></text:p>
      <text:p text:style-name="Безинтервала"><text:span text:style-name="T170">}</text:span><text:span text:style-name="T171">Висновок: <text:s/></text:span><text:span text:style-name="T172">розроблено</text:span><text:span text:style-name="T173"><text:s/></text:span><text:span text:style-name="T174">програму яка реалізує рух моделі.</text:span></text:p>
      <text:p text:style-name="P175"/>
      <text:p text:style-name="P1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, 'Courier New'" svg:font-family="Mangal, 'Courier New'" style:font-family-generic="roman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center" fo:margin-top="0.1666in" fo:margin-bottom="0.0416in"/>
      <style:text-properties style:font-name="Arial" style:font-name-complex="Arial" fo:font-weight="bold" style:font-weight-asian="bold" fo:font-size="12pt" style:font-size-asian="12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, 'Courier New'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Mangal, 'Courier New'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, 'Courier New'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style:font-name-complex="Mangal, 'Courier New'"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style:font-name-complex="Mangal, 'Courier New'" fo:font-style="italic" style:font-style-asian="italic" style:font-style-complex="italic" fo:font-size="12pt" style:font-size-asian="12pt" style:font-size-complex="12pt" fo:hyphenate="false"/>
    </style:style>
    <style:style style:name="Безинтервала" style:display-name="Без интервала" style:family="paragraph">
      <style:paragraph-properties fo:widows="2" fo:orphans="2"/>
      <style:text-properties style:font-name="Calibri" style:font-name-asian="Calibri" style:font-name-complex="Calibri" fo:font-size="11pt" style:font-size-asian="11pt" style:font-size-complex="11pt" fo:language="en" fo:country="US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paragraph-properties fo:text-align="justify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widows="0" fo:orphans="0" style:text-autospace="none" fo:text-align="justify"/>
      <style:text-properties fo:font-size="11pt" style:font-size-asian="11pt" fo:hyphenate="false"/>
    </style:style>
    <style:style style:name="Textbodyindent" style:display-name="Text body indent" style:family="paragraph" style:parent-style-name="Standard">
      <style:paragraph-properties fo:text-indent="0.5in"/>
      <style:text-properties fo:font-size="12pt" style:font-size-asian="12pt" fo:hyphenate="false"/>
    </style:style>
    <style:style style:name="Обычный1" style:display-name="Обычный1" style:family="paragraph"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Звичайнийвеб" style:display-name="Звичайний (веб)" style:family="paragraph" style:parent-style-name="Standard">
      <style:paragraph-properties fo:margin-top="0.1944in" fo:margin-bottom="0.1944in"/>
      <style:text-properties fo:font-size="12pt" style:font-size-asian="12pt" style:font-size-complex="12pt" fo:language="uk" fo:country="UA" fo:hyphenate="tru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Шрифтабзацузапромовчанням" style:display-name="Шрифт абзацу за промовчанням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Times New Roman" style:font-name-complex="Times New Roman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style:font-name="Times New Roman" style:font-name-asian="Times New Roman" style:font-name-complex="Times New Roman"/>
    </style:style>
    <style:style style:name="WW8Num4z1" style:display-name="WW8Num4z1" style:family="text">
      <style:text-properties style:font-name="Courier New" style:font-name-complex="Courier New"/>
    </style:style>
    <style:style style:name="WW8Num4z2" style:display-name="WW8Num4z2" style:family="text">
      <style:text-properties style:font-name="Wingdings" style:font-name-complex="Wingdings"/>
    </style:style>
    <style:style style:name="WW8Num4z3" style:display-name="WW8Num4z3" style:family="text">
      <style:text-properties style:font-name="Symbol" style:font-name-complex="Symbol"/>
    </style:style>
    <style:style style:name="WW8Num5z0" style:display-name="WW8Num5z0" style:family="text"/>
    <style:style style:name="WW8Num5z1" style:display-name="WW8Num5z1" style:family="text">
      <style:text-properties style:font-name="Courier New" style:font-name-complex="Times New Roman"/>
    </style:style>
    <style:style style:name="WW8Num5z2" style:display-name="WW8Num5z2" style:family="text">
      <style:text-properties style:font-name="Wingdings" style:font-name-complex="Wingdings"/>
    </style:style>
    <style:style style:name="WW8Num5z3" style:display-name="WW8Num5z3" style:family="text">
      <style:text-properties style:font-name="Symbol" style:font-name-complex="Symbol"/>
    </style:style>
    <style:style style:name="WW8Num6z0" style:display-name="WW8Num6z0" style:family="text">
      <style:text-properties style:font-name-complex="Courier New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Основнойшрифтабзаца1" style:display-name="Основной шрифт абзаца1" style:family="text"/>
    <style:style style:name="Заголовок1Знак" style:display-name="Заголовок 1 Знак" style:family="text">
      <style:text-properties style:font-name="Arial" style:font-name-asian="Times New Roman" style:font-name-complex="Times New Roman" fo:font-weight="bold" style:font-weight-asian="bold" style:letter-kerning="true" fo:font-size="12pt" style:font-size-asian="12pt" style:font-size-complex="10pt" fo:language="ru" fo:country="RU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0pt" style:font-size-asian="10pt" style:font-size-complex="10pt" fo:language="ru" fo:country="RU"/>
    </style:style>
    <style:style style:name="Основнойтекст2Знак" style:display-name="Основной текст 2 Знак" style:family="text">
      <style:text-properties style:font-name="Times New Roman" style:font-name-asian="Times New Roman" style:font-name-complex="Times New Roman" style:font-size-complex="10pt" fo:language="ru" fo:country="RU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font-size="12pt" style:font-size-asian="12pt" style:font-size-complex="10pt" fo:language="ru" fo:country="RU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НижнийколонтитулЗнак" style:display-name="Нижний колонтитул Знак" style:family="text">
      <style:text-properties style:language-asian="zh" style:country-asian="CN"/>
    </style:style>
    <style:style style:name="Заголовок2Знак" style:display-name="Заголовок 2 Знак" style:family="tex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language-asian="zh" style:country-asian="CN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Верхнийколонтитул"/>
      </style:header>
      <style:footer>
        <text:p text:style-name="P3"/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Студент</meta:initial-creator>
    <dc:creator>Студент</dc:creator>
    <meta:creation-date>2018-11-10T00:01:00Z</meta:creation-date>
    <dc:date>2018-12-19T11:19:00Z</dc:date>
    <meta:template xlink:href="Normal" xlink:type="simple"/>
    <meta:editing-cycles>16</meta:editing-cycles>
    <meta:editing-duration>PT34560S</meta:editing-duration>
    <meta:document-statistic meta:page-count="3" meta:paragraph-count="6" meta:word-count="490" meta:character-count="3279" meta:row-count="23" meta:non-whitespace-character-count="2795"/>
  </office:meta>
</office:document-meta>
</file>